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327dd4" officeooo:paragraph-rsid="00327dd4"/>
    </style:style>
    <style:style style:name="P2" style:family="paragraph" style:parent-style-name="Standard">
      <style:text-properties officeooo:rsid="00329b08" officeooo:paragraph-rsid="00329b08"/>
    </style:style>
    <style:style style:name="P3" style:family="paragraph" style:parent-style-name="Standard">
      <style:text-properties officeooo:rsid="0034e13c" officeooo:paragraph-rsid="0034e13c"/>
    </style:style>
    <style:style style:name="P4" style:family="paragraph" style:parent-style-name="Standard">
      <style:text-properties officeooo:rsid="003781a4" officeooo:paragraph-rsid="003781a4"/>
    </style:style>
    <style:style style:name="P5" style:family="paragraph" style:parent-style-name="Standard">
      <style:text-properties officeooo:rsid="0037b2c9" officeooo:paragraph-rsid="0037b2c9"/>
    </style:style>
    <style:style style:name="T1" style:family="text">
      <style:text-properties officeooo:rsid="00366d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ipulators and formatters</text:p>
      <text:p text:style-name="P1"/>
      <text:p text:style-name="P1">Hello, in this video we will be talking about stream manipulators and formatters</text:p>
      <text:p text:style-name="P1"/>
      <text:p text:style-name="P1">Have you ever been in the situation were your writing a program that outputs a table of double numbers and you can’t figure out how to get it aligned correctly, or limit the number of significant digits being displayed? Your not alone! Formatting text for output is a huge pain. In C and in C++ you can use the std::printf and provide a format string, however in modern C++, we can use stream formatters</text:p>
      <text:p text:style-name="P1"/>
      <text:p text:style-name="P2">an example of a stream formatter is one I have used several times now duing this course, the std::boolalpha. As you may recall, passing this function to an ostream causes boolean values to be printed out as true or false, instead of 1 or 0. There are many other manipulators that format the output stream. </text:p>
      <text:p text:style-name="P2"/>
      <text:p text:style-name="P2">These are some format manipulators that are defined in the ios header. We already discussed std::boolalpha, but we also have showbase, which will print a base prefix for hex and octal numbers. Showpoint will cause whole decimal numbers to always show their decimal point. Showpos which will put a plus sign in front of positive numbers, skipws which will skip leading white space, and unitbuf which controls how the stream is buffered. The last two are examples of non-format manipulators, as they control stream behavior. Each of these also has a no counterpart, such as noshowpoint which has the opposite effect. </text:p>
      <text:p text:style-name="P2"/>
      <text:p text:style-name="P3">There are also several number format manipulators. These manipulators can be used to format the output of integers and floating point numbers. The std::dec, hex, and oct will show integer numbers in different bases. The std::fixed, scientific, hexfloat, and defaultfloat will format floating point numbers. </text:p>
      <text:p text:style-name="P3"/>
      <text:p text:style-name="P3">In order to use these, you can simply pass them as a parameter with the insertion operator. You can then follow them with the values, or set them and output values normally. However, there are even more formatters available. </text:p>
      <text:p text:style-name="P3"/>
      <text:p text:style-name="P3"><text:s/>Most of the stream manipulators that we have covered are simply just passed to the output stream with no parameters, however there are some manipulators defined in the iomanip header that do take parameters. They are still passed to the stream via the insertion operator. </text:p>
      <text:p text:style-name="P3"/>
      <text:p text:style-name="P3">Here is a list of the manipulators that are defined in iomanip. Std::setbase works a lot like the individual std::dec, oct, and hex formatters. Std::setfill will change the fill character to any character your put in. std::setpercision will set the number of decimal places to show (including the decimal itself). Std::setw will set the output width for the text. <text:span text:style-name="T1">Std::get_money and std::put_money will output money values to the stream assuming that that proper locale is set. Std::get_time and put_time will output time to the stream assuming the proper locale is set. Std::quoted will read and write strings that contain embedded quotes correctly. </text:span></text:p>
      <text:p text:style-name="P3"/>
      <text:p text:style-name="P4">Finally ostream defines some manipulators that you should be very familure with, they are the std::endl, std::flush, and std::ends. </text:p>
      <text:p text:style-name="P4"/>
      <text:p text:style-name="P4">Since these manipulators take in parameters, you can change the way output happens, and even use several of them in a chain. Lets take a look at some example code. </text:p>
      <text:p text:style-name="P4"/>
      <text:p text:style-name="P5">&lt;manipulators.cpp&gt;</text:p>
      <text:p text:style-name="P5"><text:soft-page-break/></text:p>
      <text:p text:style-name="P5">In the next video we will be learning about stream states. Thank you for watc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7T13:25:53.726483059</meta:creation-date>
    <dc:date>2019-04-08T19:00:28.151686846</dc:date>
    <meta:editing-duration>PT14H2M34S</meta:editing-duration>
    <meta:editing-cycles>31</meta:editing-cycles>
    <meta:generator>LibreOffice/6.0.7.3$Linux_X86_64 LibreOffice_project/00m0$Build-3</meta:generator>
    <meta:document-statistic meta:table-count="0" meta:image-count="0" meta:object-count="0" meta:page-count="2" meta:paragraph-count="13" meta:word-count="542" meta:character-count="3282" meta:non-whitespace-character-count="2744"/>
  </office:meta>
</office:document-meta>
</file>